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onospace" svg:font-family="monospace"/>
    <style:font-face style:name="sans-serif" svg:font-family="sans-serif"/>
    <style:font-face style:name="FreeSans1" svg:font-family="FreeSans" style:font-family-generic="swiss"/>
    <style:font-face style:name="Courier 10 Pitch" svg:font-family="'Courier 10 Pitch'"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216714" officeooo:paragraph-rsid="002232a7"/>
    </style:style>
    <style:style style:name="P2" style:family="paragraph" style:parent-style-name="Standard">
      <style:text-properties officeooo:paragraph-rsid="002232a7"/>
    </style:style>
    <style:style style:name="P3" style:family="paragraph" style:parent-style-name="Standard">
      <style:text-properties style:font-name="Courier 10 Pitch" fo:font-size="10pt" officeooo:rsid="00216714" officeooo:paragraph-rsid="002232a7" style:font-size-asian="10pt" style:font-size-complex="10pt"/>
    </style:style>
    <style:style style:name="P4" style:family="paragraph" style:parent-style-name="Standard">
      <style:text-properties style:font-name="Courier 10 Pitch" fo:font-size="10pt" officeooo:rsid="002232a7" officeooo:paragraph-rsid="002232a7" style:font-size-asian="10pt" style:font-size-complex="10pt"/>
    </style:style>
    <style:style style:name="P5" style:family="paragraph" style:parent-style-name="Standard">
      <style:text-properties style:font-name="Courier 10 Pitch" fo:font-size="10pt" officeooo:rsid="0020be73" officeooo:paragraph-rsid="0020be73" style:font-size-asian="10pt" style:font-size-complex="10pt"/>
    </style:style>
    <style:style style:name="P6" style:family="paragraph" style:parent-style-name="Standard">
      <style:text-properties style:font-name="Courier 10 Pitch" fo:font-size="10pt" officeooo:paragraph-rsid="00239eb9" style:font-size-asian="10pt" style:font-size-complex="10pt"/>
    </style:style>
    <style:style style:name="P7" style:family="paragraph" style:parent-style-name="Standard">
      <style:text-properties style:font-name="Courier 10 Pitch" fo:font-size="10pt" officeooo:rsid="00239eb9" officeooo:paragraph-rsid="00239eb9" style:font-size-asian="10pt" style:font-size-complex="10pt"/>
    </style:style>
    <style:style style:name="P8" style:family="paragraph" style:parent-style-name="Standard">
      <style:text-properties style:font-name="Courier 10 Pitch" fo:font-size="10pt" officeooo:rsid="00239eb9" officeooo:paragraph-rsid="00245ac6" style:font-size-asian="10pt" style:font-size-complex="10pt"/>
    </style:style>
    <style:style style:name="P9" style:family="paragraph" style:parent-style-name="Standard">
      <style:text-properties style:font-name="Courier 10 Pitch" fo:font-size="10pt" officeooo:rsid="002516bb" officeooo:paragraph-rsid="002516bb" style:font-size-asian="10pt" style:font-size-complex="10pt"/>
    </style:style>
    <style:style style:name="P10" style:family="paragraph" style:parent-style-name="Standard">
      <style:text-properties style:font-name="Courier 10 Pitch" fo:font-size="10pt" officeooo:paragraph-rsid="0025acea" style:font-size-asian="10pt" style:font-size-complex="10pt"/>
    </style:style>
    <style:style style:name="P11" style:family="paragraph" style:parent-style-name="Standard">
      <style:text-properties style:font-name="Courier 10 Pitch" fo:font-size="10pt" fo:font-weight="bold" officeooo:rsid="002516bb" officeooo:paragraph-rsid="0025acea" style:font-size-asian="10pt" style:font-size-complex="10pt"/>
    </style:style>
    <style:style style:name="P12" style:family="paragraph" style:parent-style-name="Standard">
      <style:text-properties fo:font-weight="bold" officeooo:rsid="002516bb" officeooo:paragraph-rsid="002516bb"/>
    </style:style>
    <style:style style:name="P13" style:family="paragraph" style:parent-style-name="Standard">
      <style:text-properties officeooo:rsid="0025acea" officeooo:paragraph-rsid="0025acea"/>
    </style:style>
    <style:style style:name="P14" style:family="paragraph" style:parent-style-name="Standard">
      <style:text-properties officeooo:paragraph-rsid="0025acea"/>
    </style:style>
    <style:style style:name="P15" style:family="paragraph" style:parent-style-name="Standard">
      <style:paragraph-properties fo:break-before="page"/>
      <style:text-properties style:font-name="Courier 10 Pitch" fo:font-size="10pt" fo:font-weight="bold" officeooo:rsid="002516bb" officeooo:paragraph-rsid="0025acea" style:font-size-asian="10pt" style:font-size-complex="10pt"/>
    </style:style>
    <style:style style:name="P16" style:family="paragraph" style:parent-style-name="Preformatted_20_Text">
      <style:text-properties style:font-name="Courier 10 Pitch" fo:font-size="10pt" officeooo:rsid="00239eb9" officeooo:paragraph-rsid="00239eb9" style:font-size-asian="10pt" style:font-size-complex="10pt"/>
    </style:style>
    <style:style style:name="T1" style:family="text">
      <style:text-properties fo:language="ru" fo:country="RU"/>
    </style:style>
    <style:style style:name="T2" style:family="text">
      <style:text-properties fo:language="ru" fo:country="RU" officeooo:rsid="002232a7"/>
    </style:style>
    <style:style style:name="T3" style:family="text">
      <style:text-properties fo:language="ru" fo:country="RU" officeooo:rsid="00239eb9"/>
    </style:style>
    <style:style style:name="T4" style:family="text">
      <style:text-properties fo:language="ru" fo:country="RU" officeooo:rsid="00245ac6"/>
    </style:style>
    <style:style style:name="T5" style:family="text">
      <style:text-properties fo:language="ru" fo:country="RU" officeooo:rsid="0025acea"/>
    </style:style>
    <style:style style:name="T6" style:family="text">
      <style:text-properties fo:font-size="12pt" fo:language="ru" fo:country="RU" style:font-size-asian="12pt" style:font-size-complex="12pt"/>
    </style:style>
    <style:style style:name="T7" style:family="text">
      <style:text-properties fo:font-size="12pt" fo:language="ru" fo:country="RU" officeooo:rsid="002232a7" style:font-size-asian="12pt" style:font-size-complex="12pt"/>
    </style:style>
    <style:style style:name="T8" style:family="text">
      <style:text-properties style:font-name="Liberation Serif" fo:font-size="12pt" fo:language="ru" fo:country="RU" style:font-size-asian="12pt" style:font-size-complex="12pt"/>
    </style:style>
    <style:style style:name="T9" style:family="text">
      <style:text-properties style:font-name="Liberation Serif" fo:font-size="12pt" fo:language="ru" fo:country="RU" officeooo:rsid="002232a7" style:font-size-asian="12pt" style:font-size-complex="12pt"/>
    </style:style>
    <style:style style:name="T10" style:family="text">
      <style:text-properties fo:color="#004a43" fo:language="ru" fo:country="RU"/>
    </style:style>
    <style:style style:name="T11" style:family="text">
      <style:text-properties fo:color="#808030" fo:language="ru" fo:country="RU"/>
    </style:style>
    <style:style style:name="T12" style:family="text">
      <style:text-properties style:font-name="Courier 10 Pitch" fo:font-size="12pt" fo:language="ru" fo:country="RU" style:font-size-asian="12pt" style:font-size-complex="12pt"/>
    </style:style>
    <style:style style:name="T13" style:family="text">
      <style:text-properties style:font-name="Courier 10 Pitch" fo:font-size="12pt" fo:language="ru" fo:country="RU" officeooo:rsid="002232a7" style:font-size-asian="12pt" style:font-size-complex="12pt"/>
    </style:style>
    <style:style style:name="T14" style:family="text">
      <style:text-properties style:font-name="Courier 10 Pitch" fo:language="ru" fo:country="RU"/>
    </style:style>
    <style:style style:name="T15" style:family="text">
      <style:text-properties style:font-name="Courier 10 Pitch" fo:language="ru" fo:country="RU" officeooo:rsid="002232a7"/>
    </style:style>
    <style:style style:name="T16" style:family="text">
      <style:text-properties style:font-name="Courier 10 Pitch" fo:font-size="10pt" fo:language="ru" fo:country="RU" style:font-size-asian="10pt" style:font-size-complex="10pt"/>
    </style:style>
    <style:style style:name="T17" style:family="text">
      <style:text-properties style:font-name="Courier 10 Pitch" fo:font-size="10pt" fo:language="ru" fo:country="RU" officeooo:rsid="002232a7" style:font-size-asian="10pt" style:font-size-complex="10pt"/>
    </style:style>
    <style:style style:name="T18" style:family="text">
      <style:text-properties style:font-name="Courier 10 Pitch" fo:font-size="10pt" fo:language="ru" fo:country="RU" officeooo:rsid="00245ac6" style:font-size-asian="10pt" style:font-size-complex="10pt"/>
    </style:style>
    <style:style style:name="T19" style:family="text">
      <style:text-properties style:font-name="Courier 10 Pitch" fo:font-size="10pt" fo:language="ru" fo:country="RU" fo:font-weight="bold" officeooo:rsid="0025acea" style:font-size-asian="10pt" style:font-size-complex="10pt"/>
    </style:style>
    <text:list-style style:name="L1">
      <text:list-level-style-number text:level="1"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text:span text:style-name="T16">Идентифика́ция Абса (The Abs identity)</text:span></text:p>
      <text:p text:style-name="P2"><text:span text:style-name="T18"/></text:p>
      <text:p text:style-name="P13"><text:span text:style-name="T18">&gt; </text:span><text:span text:style-name="T16">На берегу бассейна обнаруживает сам себя <text:s/>почти захлебнувшийся и еле справившийся с со стрессом бывший абитуриент. Местная администрация заботится о незнакомце, приглашает его на экскурсии и лекции, обеспечивает теплом, удобным креслом незнакомца, который во сне говорит на нескольких языках, один из которых Си. По некоторым разрозненным фактам удаётся понять, что он в чём-то обвиняется. И только затаившийся здравый смысл пытается заявить о его невиновности. </text:span></text:p>
      <text:p text:style-name="P2"><text:span text:style-name="T18"/></text:p>
      <text:p text:style-name="P2"><text:span text:style-name="T18">[</text:span><text:span text:style-name="T17">English version</text:span><text:span text:style-name="T18">]()</text:span><text:span text:style-name="T17"> is just below.</text:span></text:p>
      <text:p text:style-name="P3"><text:span text:style-name="T2"/></text:p>
      <text:p text:style-name="P3"><text:span text:style-name="T2">[ft_abs.h, Piscine Reloaded][ft_abs.h, Piscine Reloaded] <text:s/></text:span></text:p>
      <text:p text:style-name="P4"><text:span text:style-name="T1">[ft_abs.h, C Piscine Day 08][ft_abs.h, C Piscine Day 08]</text:span></text:p>
      <text:p text:style-name="P4"><text:span text:style-name="T1"/></text:p>
      <text:p text:style-name="P1"><text:span text:style-name="T17">[ft_abs.h, Piscine Reloaded]:</text:span><text:a xlink:type="simple" xlink:href="https://cdn.intra.42.fr/pdf/pdf/1183/piscine_reloaded.en.pdf" text:style-name="Internet_20_link" text:visited-style-name="Visited_20_Internet_20_Link"><text:span text:style-name="T16">https://cdn.intra.42.fr/pdf/pdf/1183/piscine_reloaded.en.pdf</text:span></text:a></text:p>
      <text:p text:style-name="P4"><text:span text:style-name="T1">[ft_abs.h, C Piscine Day 08]:https://cdn.intra.42.fr/pdf/pdf/578/d08.en.pdf</text:span></text:p>
      <text:p text:style-name="P5"><text:span text:style-name="T1"/></text:p>
      <text:p text:style-name="P10"><text:span text:style-name="T2">Два </text:span><text:span text:style-name="T5">два</text:span><text:span text:style-name="T2"> задания, </text:span><text:span text:style-name="T5">которые встречаются в двух проектах</text:span><text:span text:style-name="T2"> [ft_abs.h, Piscine Reloaded][ft_abs.h, Piscine Reloaded] </text:span><text:span text:style-name="T5">и </text:span><text:span text:style-name="T2">[ft_abs.h, C Piscine Day 08][ft_abs.h, C Piscine Day 08]. </text:span><text:span text:style-name="T5">Они </text:span><text:span text:style-name="T2">повторяют друг друга </text:span><text:span text:style-name="T5">почти </text:span><text:span text:style-name="T2">слово в слово, за исключением одного пункта: в задание проекта [«Бассейн перезагрузка»][ft_abs.h, Piscine Reloaded] </text:span><text:span text:style-name="T3">есть пояснение, которого нет </text:span><text:span text:style-name="T2">в [дне 8][ft_abs.h, C Piscine Day 08]</text:span><text:span text:style-name="T3">:</text:span></text:p>
      <text:p text:style-name="P6"><text:span text:style-name="T3">&gt; </text:span><text:span text:style-name="T2">«</text:span><text:span text:style-name="T1">You are asked to do something that is normally banned by the Norm,that will be the only time we autorize it.</text:span><text:span text:style-name="T2">»</text:span></text:p>
      <text:p text:style-name="P6"><text:span text:style-name="T2"/></text:p>
      <text:p text:style-name="P7"><text:span text:style-name="T2">О</text:span><text:span text:style-name="T1">чевидным и распространённым решением является:<text:line-break/>~~~C</text:span></text:p>
      <text:p text:style-name="P16">/* ************************************************************************** */</text:p>
      <text:p text:style-name="P16">/* <text:s text:c="75"/>*/</text:p>
      <text:p text:style-name="P16">/* <text:s text:c="55"/>::: <text:s text:c="5"/>:::::::: <text:s text:c="2"/>*/</text:p>
      <text:p text:style-name="P16">/* <text:s text:c="2"/>ft_abs.h <text:s text:c="42"/>:+: <text:s text:c="5"/>:+: <text:s text:c="3"/>:+: <text:s text:c="2"/>*/</text:p>
      <text:p text:style-name="P16">/* <text:s text:c="51"/>+:+ +:+ <text:s text:c="8"/>+:+ <text:s text:c="4"/>*/</text:p>
      <text:p text:style-name="P16">/* <text:s text:c="2"/>By: student_name &lt;student_name@student.42.fr&gt; <text:s/>+#+ <text:s/>+:+ <text:s text:c="6"/>+#+ <text:s text:c="7"/>*/</text:p>
      <text:p text:style-name="P16">/* <text:s text:c="47"/>+#+#+#+#+#+ <text:s text:c="2"/>+#+ <text:s text:c="10"/>*/</text:p>
      <text:p text:style-name="P16">/* <text:s text:c="2"/>Created: yyyy/mm/dd hh:mm:ss by student_name <text:s text:c="5"/>#+# <text:s text:c="3"/>#+# <text:s text:c="12"/>*/</text:p>
      <text:p text:style-name="P16">/* <text:s text:c="2"/>Updated: yyyy/mm/dd hh:mm:ss by student_name <text:s text:c="4"/>### <text:s text:c="2"/>########.fr <text:s text:c="6"/>*/</text:p>
      <text:p text:style-name="P16">/* <text:s text:c="75"/>*/</text:p>
      <text:p text:style-name="P16">/* ************************************************************************** */</text:p>
      <text:p text:style-name="P16"/>
      <text:p text:style-name="P16">#ifndef FT_ABS_H</text:p>
      <text:p text:style-name="P16"># define FT_ABS_H</text:p>
      <text:p text:style-name="P16"><text:span text:style-name="T10"># define ABS</text:span><text:span text:style-name="T11">(</text:span><text:span text:style-name="T10">N</text:span><text:span text:style-name="T11">)</text:span><text:span text:style-name="T10"> </text:span><text:span text:style-name="T11">((</text:span><text:span text:style-name="T10">N</text:span><text:span text:style-name="T11">&lt;</text:span><text:span text:style-name="T10">0</text:span><text:span text:style-name="T11">) ? (-</text:span><text:span text:style-name="T10">N</text:span><text:span text:style-name="T11">) : (</text:span><text:span text:style-name="T10">N</text:span><text:span text:style-name="T11">))</text:span></text:p>
      <text:p text:style-name="P16">#endif</text:p>
      <text:p text:style-name="P7"><text:span text:style-name="T1">~~~</text:span></text:p>
      <text:p text:style-name="P6"><text:span text:style-name="T2"/></text:p>
      <text:p text:style-name="P8"><text:span text:style-name="T2">П</text:span><text:span text:style-name="T1">росмотрим каждый пункт </text:span><text:span text:style-name="T4">[</text:span><text:span text:style-name="T1">Норм 2.0.2</text:span><text:span text:style-name="T4">](https://elearning.intra.42.fr/notions/the-norm/subnotions/la-norme/pdfs/norm)</text:span><text:span text:style-name="T1">, чтобы найти, есть ли хоть одно нарушение:</text:span></text:p>
      <text:p text:style-name="P6"><text:span text:style-name="T2"/></text:p>
      <text:p text:style-name="P5"><text:span text:style-name="T1"/></text:p>
      <text:p text:style-name="P4"><text:span text:style-name="T1">|Rule| whether executed|</text:span></text:p>
      <text:p text:style-name="P4"><text:span text:style-name="T1">|-|-|</text:span></text:p>
      <text:p text:style-name="P4"><text:span text:style-name="T1">|<text:tab/>Chapter II<text:tab/>|<text:tab/><text:tab/>|</text:span></text:p>
      <text:p text:style-name="P4"><text:span text:style-name="T1">|<text:tab/>The Norm<text:tab/>|<text:tab/><text:tab/>|</text:span></text:p>
      <text:p text:style-name="P4"><text:span text:style-name="T1">|<text:tab/>II.1<text:tab/>|<text:tab/><text:tab/>|</text:span></text:p>
      <text:p text:style-name="P4"><text:span text:style-name="T1">|<text:tab/>Denomination<text:tab/>|<text:tab/><text:tab/>|</text:span></text:p>
      <text:p text:style-name="P4"><text:span text:style-name="T1">|<text:tab/>Mandatory part<text:tab/>|<text:tab/><text:tab/>|</text:span></text:p>
      <text:p text:style-name="P4"><text:span text:style-name="T1">|<text:tab/>• A structure’s name must start by s_.<text:tab/>|<text:tab/>+<text:tab/>|</text:span></text:p>
      <text:p text:style-name="P4"><text:span text:style-name="T1">|<text:tab/>• A typedef’s name must start by t_.<text:tab/>|<text:tab/>+<text:tab/>|</text:span></text:p>
      <text:p text:style-name="P4"><text:span text:style-name="T1">|<text:tab/>• A union’s name must start by u_.<text:tab/>|<text:tab/>+<text:tab/>|</text:span></text:p>
      <text:p text:style-name="P4"><text:soft-page-break/><text:span text:style-name="T1">|<text:tab/>• An enum’s name must start by e_.<text:tab/>|<text:tab/>+<text:tab/>|</text:span></text:p>
      <text:p text:style-name="P4"><text:span text:style-name="T1">|<text:tab/>• A global’s name must start by g_.<text:tab/>|<text:tab/>+<text:tab/>|</text:span></text:p>
      <text:p text:style-name="P4"><text:span text:style-name="T1">|<text:tab/>• Variables and functions names can only contain lowercases, digits and ’_’ (Unix Case).<text:tab/>|<text:tab/>+<text:tab/>|</text:span></text:p>
      <text:p text:style-name="P4"><text:span text:style-name="T1">|<text:tab/>• Files and directories names can only contain lowercases, digits and ’_’ (Unix Case).<text:tab/>|<text:tab/>+<text:tab/>|</text:span></text:p>
      <text:p text:style-name="P4"><text:span text:style-name="T1">|<text:tab/>• The file must compile.<text:tab/>|<text:tab/>+<text:tab/>|</text:span></text:p>
      <text:p text:style-name="P4"><text:span text:style-name="T1">|<text:tab/>• Characters that aren’t part of the standard ascii table are forbidden.<text:tab/>|<text:tab/>+<text:tab/>|</text:span></text:p>
      <text:p text:style-name="P4"><text:span text:style-name="T1">|<text:tab/>Advice part<text:tab/>|<text:tab/><text:tab/>|</text:span></text:p>
      <text:p text:style-name="P4"><text:span text:style-name="T1">|<text:tab/>• Objects (variables, functions, macros, types, files or directories) must have the most explicit or most mnemonic names as possible. Only ’counters’ can be named to your liking.<text:tab/>|<text:tab/>+<text:tab/>|</text:span></text:p>
      <text:p text:style-name="P4"><text:span text:style-name="T1">|<text:tab/>• Abreviations are tolerated as long as it’s to shorten the original name, and that it remains intelligible. If the name contains more than one word, words shall be separated by ‘_’.<text:tab/>|<text:tab/>+<text:tab/>|</text:span></text:p>
      <text:p text:style-name="P4"><text:span text:style-name="T1">|<text:tab/>• All identifiers (functions, macros, types, variables, etc) must be in English.<text:tab/>|<text:tab/>+<text:tab/>|</text:span></text:p>
      <text:p text:style-name="P4"><text:span text:style-name="T1">|<text:tab/>• Any use of global variable must be justifiable.<text:tab/>|<text:tab/>+<text:tab/>|</text:span></text:p>
      <text:p text:style-name="P4"><text:span text:style-name="T1">|<text:tab/>II.2<text:tab/>|<text:tab/><text:tab/>|</text:span></text:p>
      <text:p text:style-name="P4"><text:span text:style-name="T1">|<text:tab/>Formatting<text:tab/>|<text:tab/><text:tab/>|</text:span></text:p>
      <text:p text:style-name="P4"><text:span text:style-name="T1">|<text:tab/>Mandatory part<text:tab/>|<text:tab/><text:tab/>|</text:span></text:p>
      <text:p text:style-name="P4"><text:span text:style-name="T1">|<text:tab/>• All your files must begin with the standard school header (from the first line of the file). This header is available by default with emacs and vim in the dumps.<text:tab/>|<text:tab/>+<text:tab/>|</text:span></text:p>
      <text:p text:style-name="P4"><text:span text:style-name="T1">|<text:tab/>• You must indent your code with 4-space tabulations. This is not the same as 4 average spaces, we’re talking about real tabulations here.<text:tab/>|<text:tab/>+<text:tab/>|</text:span></text:p>
      <text:p text:style-name="P4"><text:span text:style-name="T1">|<text:tab/>• Each function must be maximum 25 lines, not counting the function’s own curly brackets.<text:tab/>|<text:tab/>+<text:tab/>|</text:span></text:p>
      <text:p text:style-name="P4"><text:span text:style-name="T1">|<text:tab/>• Each line must be at most 80 columns wide, comments included. Warning : a tabulation doesn’t count as a column, but as the number of spaces it represents.<text:tab/>|<text:tab/>+<text:tab/>|</text:span></text:p>
      <text:p text:style-name="P4"><text:span text:style-name="T1">|<text:tab/>• One instruction per line.<text:tab/>|<text:tab/>+<text:tab/>|</text:span></text:p>
      <text:p text:style-name="P4"><text:span text:style-name="T1">|<text:tab/>• An empty line must be empty: no spaces or tabulations.<text:tab/>|<text:tab/>+<text:tab/>|</text:span></text:p>
      <text:p text:style-name="P4"><text:span text:style-name="T1">|<text:tab/>• A line can never end with spaces or tabulations.<text:tab/>|<text:tab/>+<text:tab/>|</text:span></text:p>
      <text:p text:style-name="P4"><text:span text:style-name="T1">|<text:tab/>• You need to start a new line after each curly bracket or end of control structure.<text:tab/>|<text:tab/>+<text:tab/>|</text:span></text:p>
      <text:p text:style-name="P4"><text:span text:style-name="T1">|<text:tab/>• Unless it’s the end of a line, each comma or semi-colon must be followed by a space.<text:tab/>|<text:tab/>+<text:tab/>|</text:span></text:p>
      <text:p text:style-name="P4"><text:span text:style-name="T1">|<text:tab/>• Each operator (binary or ternary) or operand must be separated by one - and only one - space.<text:tab/>|<text:tab/>+<text:tab/>|</text:span></text:p>
      <text:p text:style-name="P4"><text:span text:style-name="T1">|<text:tab/>• Each C keyword must be followed by a space, except for keywords for types (such as int, char, float, etc.), as well as sizeof.<text:tab/>|<text:tab/>+<text:tab/>|</text:span></text:p>
      <text:p text:style-name="P4"><text:span text:style-name="T1">|<text:tab/>• Each variable declaration must be indented on the same column.<text:tab/>|<text:tab/>+<text:tab/>|</text:span></text:p>
      <text:p text:style-name="P4"><text:span text:style-name="T1">|<text:tab/>• The asterisks that go with pointers must be stuck to variable names.<text:tab/>|<text:tab/>+<text:tab/>|</text:span></text:p>
      <text:p text:style-name="P4"><text:span text:style-name="T1">|<text:tab/>• One single variable declaration per line.<text:tab/>|<text:tab/>+<text:tab/>|</text:span></text:p>
      <text:p text:style-name="P4"><text:span text:style-name="T1">|<text:tab/>• We cannot stick a declaration and an initialisation on the same line, except for global variables and static variables.<text:tab/>|<text:tab/>+<text:tab/>|</text:span></text:p>
      <text:p text:style-name="P4"><text:span text:style-name="T1">|<text:tab/>• Declarations must be at the beginning of a function, and must be separated by an empty line.<text:tab/>|<text:tab/>+<text:tab/>|</text:span></text:p>
      <text:p text:style-name="P4"><text:span text:style-name="T1">|<text:tab/>• There cannot be an empty line between declarations or implementations.<text:tab/>|<text:tab/>+<text:tab/>|</text:span></text:p>
      <text:p text:style-name="P4"><text:span text:style-name="T1">|<text:tab/>• Multiple assignments are strictly forbidden.<text:tab/>|<text:tab/>+<text:tab/>|</text:span></text:p>
      <text:p text:style-name="P4"><text:span text:style-name="T1">|<text:tab/>• You may add a new line after an instruction or control structure, but you’ll have to add an indentation with brackets or affectation operator. Operators must be at the beginning of a line.<text:tab/>|<text:tab/>+<text:tab/>|</text:span></text:p>
      <text:p text:style-name="P4"><text:span text:style-name="T1">|<text:tab/>II.3<text:tab/>|<text:tab/><text:tab/>|</text:span></text:p>
      <text:p text:style-name="P4"><text:span text:style-name="T1">|<text:tab/>Functions parameters<text:tab/>|<text:tab/><text:tab/>|</text:span></text:p>
      <text:p text:style-name="P4"><text:soft-page-break/><text:span text:style-name="T1">|<text:tab/>Mandatory part<text:tab/>|<text:tab/><text:tab/>|</text:span></text:p>
      <text:p text:style-name="P4"><text:span text:style-name="T1">|<text:tab/>• A function can take 4 named parameters maximum.<text:tab/>|<text:tab/>+<text:tab/>|</text:span></text:p>
      <text:p text:style-name="P4"><text:span text:style-name="T1">|<text:tab/>• A function that doesn’t take arguments must be explicitely pototyped with the word "void" as argument.<text:tab/>|<text:tab/>+<text:tab/>|</text:span></text:p>
      <text:p text:style-name="P4"><text:span text:style-name="T1">|<text:tab/>II.4<text:tab/>|<text:tab/><text:tab/>|</text:span></text:p>
      <text:p text:style-name="P4"><text:span text:style-name="T1">|<text:tab/>Functions<text:tab/>|<text:tab/><text:tab/>|</text:span></text:p>
      <text:p text:style-name="P4"><text:span text:style-name="T1">|<text:tab/>Mandatory part<text:tab/>|<text:tab/><text:tab/>|</text:span></text:p>
      <text:p text:style-name="P4"><text:span text:style-name="T1">|<text:tab/>• Parameters in functions’ prototypes must be named.<text:tab/>|<text:tab/>+<text:tab/>|</text:span></text:p>
      <text:p text:style-name="P4"><text:span text:style-name="T1">|<text:tab/>• Each function must be separated from the next by an empty line.<text:tab/>|<text:tab/>+<text:tab/>|</text:span></text:p>
      <text:p text:style-name="P4"><text:span text:style-name="T1">|<text:tab/>• You can’t declare more than 5 variables per bloc.<text:tab/>|<text:tab/>+<text:tab/>|</text:span></text:p>
      <text:p text:style-name="P4"><text:span text:style-name="T1">|<text:tab/>• Return of a function has to be between parantheses.<text:tab/>|<text:tab/>+<text:tab/>|</text:span></text:p>
      <text:p text:style-name="P4"><text:span text:style-name="T1">|<text:tab/>Advice part<text:tab/>|<text:tab/><text:tab/>|</text:span></text:p>
      <text:p text:style-name="P4"><text:span text:style-name="T1">|<text:tab/>• Your functions’ identifiers must be aligned within a same file. Same goes for header files.<text:tab/>|<text:tab/>+<text:tab/>|</text:span></text:p>
      <text:p text:style-name="P4"><text:span text:style-name="T1">|<text:tab/>II.5<text:tab/>|<text:tab/><text:tab/>|</text:span></text:p>
      <text:p text:style-name="P4"><text:span text:style-name="T1">|<text:tab/>Typedef, struct, enum and union<text:tab/>|<text:tab/><text:tab/>|</text:span></text:p>
      <text:p text:style-name="P4"><text:span text:style-name="T1">|<text:tab/>Mandatory Part<text:tab/>|<text:tab/><text:tab/>|</text:span></text:p>
      <text:p text:style-name="P4"><text:span text:style-name="T1">|<text:tab/>• Add a tabulation when declaring a struct, enum or union.<text:tab/>|<text:tab/>+<text:tab/>|</text:span></text:p>
      <text:p text:style-name="P4"><text:span text:style-name="T1">|<text:tab/>• When declaring a variable of type struct, enum or union, add a single space in the type.<text:tab/>|<text:tab/>+<text:tab/>|</text:span></text:p>
      <text:p text:style-name="P4"><text:span text:style-name="T1">|<text:tab/>• Add a tabulation between two parameters of a typedef.<text:tab/>|<text:tab/>+<text:tab/>|</text:span></text:p>
      <text:p text:style-name="P4"><text:span text:style-name="T1">|<text:tab/>• When declaring a struct, union or enum with a typedef, all rules apply. You must align the typedef’s name with the struct/union/enum’s name.<text:tab/>|<text:tab/>+<text:tab/>|</text:span></text:p>
      <text:p text:style-name="P4"><text:span text:style-name="T1">|<text:tab/>• You cannot declare a structure in a .c file.<text:tab/>|<text:tab/>+<text:tab/>|</text:span></text:p>
      <text:p text:style-name="P4"><text:span text:style-name="T1">|<text:tab/>II.6<text:tab/>|<text:tab/><text:tab/>|</text:span></text:p>
      <text:p text:style-name="P4"><text:span text:style-name="T1">|<text:tab/>Headers<text:tab/>|<text:tab/><text:tab/>|</text:span></text:p>
      <text:p text:style-name="P4"><text:span text:style-name="T1">|<text:tab/>Mandatory Part<text:tab/>|<text:tab/><text:tab/>|</text:span></text:p>
      <text:p text:style-name="P4"><text:span text:style-name="T1">|<text:tab/>• The things allowed in header files are : header inclusions (system or not), declarations, defines, prototypes and macros.<text:tab/>|<text:tab/>+<text:tab/>|</text:span></text:p>
      <text:p text:style-name="P4"><text:span text:style-name="T1">|<text:tab/>• All includes (.c or .h) must be at the beginning of the file.<text:tab/>|<text:tab/>+<text:tab/>|</text:span></text:p>
      <text:p text:style-name="P4"><text:span text:style-name="T1">|<text:tab/>• We’ll protect headers from double inclusions. If the file is ft_foo.h, its bystander macro is FT_FOO_H.<text:tab/>|<text:tab/>+<text:tab/>|</text:span></text:p>
      <text:p text:style-name="P4"><text:span text:style-name="T1">|<text:tab/>• Functions’ prototypes must exculively be in .h files.<text:tab/>|<text:tab/>+<text:tab/>|</text:span></text:p>
      <text:p text:style-name="P4"><text:span text:style-name="T1">|<text:tab/>• Unused header inclusions (.h) are forbidden.<text:tab/>|<text:tab/>+<text:tab/>|</text:span></text:p>
      <text:p text:style-name="P4"><text:span text:style-name="T1">|<text:tab/>Advice part<text:tab/>|<text:tab/><text:tab/>|</text:span></text:p>
      <text:p text:style-name="P4"><text:span text:style-name="T1">|<text:tab/>• All header inclusions must be justified in a .c file as well as in a .h file.<text:tab/>|<text:tab/>+<text:tab/>|</text:span></text:p>
      <text:p text:style-name="P4"><text:span text:style-name="T1">|<text:tab/>II.7<text:tab/>|<text:tab/><text:tab/>|</text:span></text:p>
      <text:p text:style-name="P4"><text:span text:style-name="T1">|<text:tab/>Macros and Pre-processors<text:tab/>|<text:tab/><text:tab/>|</text:span></text:p>
      <text:p text:style-name="P4"><text:span text:style-name="T1">|<text:tab/>Mandatory part<text:tab/>|<text:tab/><text:tab/>|</text:span></text:p>
      <text:p text:style-name="P4"><text:span text:style-name="T1">|<text:tab/>• Preprocessor constants (or #define) you create must be used only for associate literal and constant values.<text:tab/>|<text:tab/>+<text:tab/>|</text:span></text:p>
      <text:p text:style-name="P4"><text:span text:style-name="T1">|<text:tab/>• All #define created to bypass the norm and/or obfuscate code are forbidden. This point must be checked by a human.<text:tab/>|<text:tab/>+<text:tab/>|</text:span></text:p>
      <text:p text:style-name="P4"><text:span text:style-name="T1">|<text:tab/>• You can use macros available in standard libraries, only if those ones are allowed in the scope of the given project.<text:tab/>|<text:tab/>+<text:tab/>|</text:span></text:p>
      <text:p text:style-name="P4"><text:span text:style-name="T1">|<text:tab/>• Multiline macros are forbidden.<text:tab/>|<text:tab/>+<text:tab/>|</text:span></text:p>
      <text:p text:style-name="P4"><text:span text:style-name="T1">|<text:tab/>• Only macros names are uppercase.<text:tab/>|<text:tab/>+<text:tab/>|</text:span></text:p>
      <text:p text:style-name="P4"><text:span text:style-name="T1">|<text:tab/>• You must indent characters following #if , #ifdef or #ifndef.<text:tab/>|<text:tab/>+<text:tab/>|</text:span></text:p>
      <text:p text:style-name="P4"><text:span text:style-name="T1">|<text:tab/>II.8<text:tab/>|<text:tab/><text:tab/>|</text:span></text:p>
      <text:p text:style-name="P4"><text:span text:style-name="T1">|<text:tab/>Forbidden stuff !<text:tab/>|<text:tab/><text:tab/>|</text:span></text:p>
      <text:p text:style-name="P4"><text:span text:style-name="T1">|<text:tab/>Mandatory part<text:tab/>|<text:tab/><text:tab/>|</text:span></text:p>
      <text:p text:style-name="P4"><text:span text:style-name="T1">|<text:tab/>• You’re not allowed to use :<text:tab/>|<text:tab/><text:tab/>|</text:span></text:p>
      <text:p text:style-name="P4"><text:span text:style-name="T1">|<text:tab/>◦ for<text:tab/>|<text:tab/>+<text:tab/>|</text:span></text:p>
      <text:p text:style-name="P4"><text:span text:style-name="T1">|<text:tab/>◦ do...while<text:tab/>|<text:tab/>+<text:tab/>|</text:span></text:p>
      <text:p text:style-name="P4"><text:span text:style-name="T1">|<text:tab/>◦ switch<text:tab/>|<text:tab/>+<text:tab/>|</text:span></text:p>
      <text:p text:style-name="P4"><text:soft-page-break/><text:span text:style-name="T1">|<text:tab/>◦ case<text:tab/>|<text:tab/>+<text:tab/>|</text:span></text:p>
      <text:p text:style-name="P4"><text:span text:style-name="T1">|<text:tab/>◦ goto<text:tab/>|<text:tab/>+<text:tab/>|</text:span></text:p>
      <text:p text:style-name="P4"><text:span text:style-name="T1">|<text:tab/>• Nested ternary operators such as ‘?’.<text:tab/>|<text:tab/>+<text:tab/>|</text:span></text:p>
      <text:p text:style-name="P4"><text:span text:style-name="T1">|<text:tab/>• VLAs - Variable Length Arrays.<text:tab/>|<text:tab/>+<text:tab/>|</text:span></text:p>
      <text:p text:style-name="P4"><text:span text:style-name="T1">|<text:tab/>II.9<text:tab/>|<text:tab/><text:tab/>|</text:span></text:p>
      <text:p text:style-name="P4"><text:span text:style-name="T1">|<text:tab/>Comments<text:tab/>|<text:tab/><text:tab/>|</text:span></text:p>
      <text:p text:style-name="P4"><text:span text:style-name="T1">|<text:tab/>Mandatory part<text:tab/>|<text:tab/><text:tab/>|</text:span></text:p>
      <text:p text:style-name="P4"><text:span text:style-name="T1">|<text:tab/>• You’re allowed to comment your code in your source files.<text:tab/>|<text:tab/>+<text:tab/>|</text:span></text:p>
      <text:p text:style-name="P4"><text:span text:style-name="T1">|<text:tab/>• Comments cannot be inside functions’ bodies.<text:tab/>|<text:tab/>+<text:tab/>|</text:span></text:p>
      <text:p text:style-name="P4"><text:span text:style-name="T1">|<text:tab/>• Comments start and end by a single line. All intermediary lines must align and start by ‘**’.<text:tab/>|<text:tab/>+<text:tab/>|</text:span></text:p>
      <text:p text:style-name="P4"><text:span text:style-name="T1">|<text:tab/>• No comments with //.<text:tab/>|<text:tab/>+<text:tab/>|</text:span></text:p>
      <text:p text:style-name="P4"><text:span text:style-name="T1">|<text:tab/>Advice part<text:tab/>|<text:tab/><text:tab/>|</text:span></text:p>
      <text:p text:style-name="P4"><text:span text:style-name="T1">|<text:tab/>• You comments must be in English. And they must be useful.<text:tab/>|<text:tab/>+<text:tab/>|</text:span></text:p>
      <text:p text:style-name="P4"><text:span text:style-name="T1">|<text:tab/>• A comment cannot justify a "bastard" function.<text:tab/>|<text:tab/>+<text:tab/>|</text:span></text:p>
      <text:p text:style-name="P4"><text:span text:style-name="T1">|<text:tab/>II.10<text:tab/>|<text:tab/><text:tab/>|</text:span></text:p>
      <text:p text:style-name="P4"><text:span text:style-name="T1">|<text:tab/>Files<text:tab/>|<text:tab/><text:tab/>|</text:span></text:p>
      <text:p text:style-name="P4"><text:span text:style-name="T1">|<text:tab/>Mandatory part<text:tab/>|<text:tab/><text:tab/>|</text:span></text:p>
      <text:p text:style-name="P4"><text:span text:style-name="T1">|<text:tab/>• You cannot include a .c file.<text:tab/>|<text:tab/>+<text:tab/>|</text:span></text:p>
      <text:p text:style-name="P4"><text:span text:style-name="T1">|<text:tab/>• You cannot have more than 5 function-definitions in a .c file.<text:tab/>|<text:tab/>+<text:tab/>|</text:span></text:p>
      <text:p text:style-name="P4"><text:span text:style-name="T1">|<text:tab/>II.11<text:tab/>|<text:tab/><text:tab/>|</text:span></text:p>
      <text:p text:style-name="P4"><text:span text:style-name="T1">|<text:tab/>Makefile<text:tab/>|<text:tab/><text:tab/>|</text:span></text:p>
      <text:p text:style-name="P4"><text:span text:style-name="T1">|<text:tab/>Mandatory part<text:tab/>|<text:tab/><text:tab/>|</text:span></text:p>
      <text:p text:style-name="P4"><text:span text:style-name="T1">|<text:tab/>• The $(NAME), clean, fclean, re and all rules are mandatory.<text:tab/>|<text:tab/>+<text:tab/>|</text:span></text:p>
      <text:p text:style-name="P4"><text:span text:style-name="T1">|<text:tab/>• If the makefile relinks, the project will be considered non-functional.<text:tab/>|<text:tab/>+<text:tab/>|</text:span></text:p>
      <text:p text:style-name="P4"><text:span text:style-name="T1">|<text:tab/>• In the case of a multibinary project, on top of the rules we’ve seen, you must have a rule that compiles both binaries as well as a specific rule for each binary compiled.<text:tab/>|<text:tab/>+<text:tab/>|</text:span></text:p>
      <text:p text:style-name="P4"><text:span text:style-name="T1">|<text:tab/>• In the case of a project that calls a functions library (e.g.: libft), your makefile must compile this library automatically.<text:tab/>|<text:tab/>+<text:tab/>|</text:span></text:p>
      <text:p text:style-name="P4"><text:span text:style-name="T1">|<text:tab/>• All source files you need to compile your project must be explicitly named in your Makefile.<text:tab/>|<text:tab/>+<text:tab/>|</text:span></text:p>
      <text:p text:style-name="P4"><text:span text:style-name="T1"/></text:p>
      <text:p text:style-name="P9"><text:span text:style-name="T1">## Заключение. <text:s/></text:span></text:p>
      <text:p text:style-name="P7"><text:span text:style-name="T1">Похоже нет ни одного. Иногда некоторые называют <text:s/>«</text:span><text:span text:style-name="T2">II.7 • Preprocessor constants (or #define) you create must be used only for associate literal and constant values.», </text:span><text:span text:style-name="T1">но как это обсуждалось мной тут, в этом пункте нет ошибок. Где же она? Похоже, что ошибка в самом проекте.</text:span></text:p>
      <text:p text:style-name="P15"><text:span text:style-name="T1">(The Abs identity)</text:span></text:p>
      <text:p text:style-name="P11"><text:span text:style-name="T1"/></text:p>
      <text:p text:style-name="P14"><text:span text:style-name="T19">&gt; </text:span><text:span text:style-name="T1">On the bank of the pool, a former entrant finds himself almost choking and barely coping with stress. The local administration takes care of the stranger, invites him on tours and lectures, provides a warm, comfortable chair for a stranger who in a dream speaks several languages, one of which is C. For some isolated facts, it is possible to understand that he is being accused of something. And only hidden common sense tries to declare his innocenc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onospace" svg:font-family="monospace"/>
    <style:font-face style:name="sans-serif" svg:font-family="sans-serif"/>
    <style:font-face style:name="FreeSans1" svg:font-family="FreeSans" style:font-family-generic="swiss"/>
    <style:font-face style:name="Courier 10 Pitch" svg:font-family="'Courier 10 Pitch'"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19T15:52:56.960995839</meta:creation-date>
    <meta:editing-duration>PT5H52M31S</meta:editing-duration>
    <meta:editing-cycles>10</meta:editing-cycles>
    <meta:generator>LibreOffice/5.1.6.2$Linux_X86_64 LibreOffice_project/10m0$Build-2</meta:generator>
    <dc:date>2019-03-22T23:56:35.801092228</dc:date>
    <meta:document-statistic meta:table-count="0" meta:image-count="0" meta:object-count="0" meta:page-count="5" meta:paragraph-count="149" meta:word-count="1898" meta:character-count="10169" meta:non-whitespace-character-count="7932"/>
  </office:meta>
</office:document-meta>
</file>